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9"/>76 wep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204 hur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309 splend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770 gla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8"/>834 jo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1918 wretc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292 ki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563 poo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918 hel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2961 goo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3527 mis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469 afra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498 sa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percentage" office:value="1">
            <text:p>100.00%</text:p>
          </table:table-cell>
          <table:table-cell office:value-type="string">
            <text:p><text:s text:c="7"/>4942 feas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8"/>188 wou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894 sa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1978 brig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508 rag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2771 though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3606 eage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4776 i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percentage" office:value="0.9">
            <text:p>90.00%</text:p>
          </table:table-cell>
          <table:table-cell office:value-type="string">
            <text:p><text:s text:c="7"/>5192 turney_rel_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8"/>639 shal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2730 ma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415 excep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percentage" office:value="0.8">
            <text:p>80.00%</text:p>
          </table:table-cell>
          <table:table-cell office:value-type="string">
            <text:p><text:s text:c="7"/>3875 happi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446 fle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668 stupi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734 happies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8"/>738 ear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398 joi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483 roo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595 winte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1642 canno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162 gra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2334 dar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office:value-type="string">
            <text:p><text:s text:c="7"/>3441 ran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136 boa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2933 snowdro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office:value-type="string">
            <text:p><text:s text:c="7"/>4965 broa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1069 gif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3336 se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217 rampi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percentage" office:value="0.5">
            <text:p>50.00%</text:p>
          </table:table-cell>
          <table:table-cell office:value-type="string">
            <text:p><text:s text:c="7"/>4295 upw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8"/>517 thick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1428 cos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425 writ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3510 r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4415 punis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5111 p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percentage" office:value="0.4">
            <text:p>40.00%</text:p>
          </table:table-cell>
          <table:table-cell office:value-type="string">
            <text:p><text:s text:c="7"/>5191 turney_rel_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499 lo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22 vis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526 liv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1608 pu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2738 has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251 gol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411 swee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520 gra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3688 an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725 sham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906 swineher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4968 th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percentage" office:value="0.3">
            <text:p>30.00%</text:p>
          </table:table-cell>
          <table:table-cell office:value-type="string">
            <text:p><text:s text:c="7"/>5058 ja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10"/>6 bea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9"/>79 enjo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8"/>925 ca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020 jorind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061 bur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206 mus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668 col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1823 tomorrow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2491 young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001 roebu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388 tho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3970 cart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112 o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29 dear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percentage" office:value="0.2">
            <text:p>20.00%</text:p>
          </table:table-cell>
          <table:table-cell office:value-type="string">
            <text:p><text:s text:c="7"/>4287 wea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12 mid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274 ho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379 saf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497 kingd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763 nu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819 cous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8"/>987 nar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18 far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058 dream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315 gri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06 te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17 wo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482 brillia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43 crep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683 win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11 h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1755 thir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109 pra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352 stran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39 fe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441 pars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23 g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533 doc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819 tow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2913 eg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050 br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26 c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40 p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198 pa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24 pla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38 clea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252 sparr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354 w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574 how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651 can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719 sof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3884 wor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15 roo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025 holg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81 whi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291 benea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616 wid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774 marle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percentage" office:value="0.1">
            <text:p>10.00%</text:p>
          </table:table-cell>
          <table:table-cell office:value-type="string">
            <text:p><text:s text:c="7"/>4845 wh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2 nur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2 nur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3 par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4 lady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5 ha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7 kn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8 y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10"/>9 def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0 f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1 sec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2 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3 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4 tro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5 up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6 ph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7 o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8 h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19 wondr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0 ske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1 dis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2 w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3 ac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4 c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5 sw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6 sc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7 s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8 sw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29 sc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0 croz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1 j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2 countr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3 l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4 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5 h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6 p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7 w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8 wine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39 merch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0 l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1 mo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2 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3 r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4 phy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5 com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6 d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7 blan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8 ha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49 l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0 vo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1 v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2 sm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3 sto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4 a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5 ap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6 ar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7 mo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8 left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59 v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0 cha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1 spec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2 distu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3 pr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4 u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5 natura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6 woo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7 p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8 h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69 fa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0 fr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1 ho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2 sex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3 wal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4 th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5 t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7 tri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78 whirl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0 for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1 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2 hay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3 avar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4 n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5 r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6 mi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7 ba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8 requ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89 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0 prea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1 conseq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2 sec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3 lou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4 s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5 soo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6 aristoc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7 umbrel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8 cr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9"/>99 illu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0 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1 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2 cap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3 crue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4 ch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5 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6 sol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7 th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8 am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09 a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0 light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1 n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2 dec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3 y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4 pro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5 a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6 t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7 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8 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19 firc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0 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1 cano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2 lib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3 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4 w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5 afte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6 intellec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7 he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8 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29 aq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0 n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1 lo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2 ric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3 dust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4 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5 foot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6 m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7 m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8 fi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39 ch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0 ram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1 wa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2 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3 pl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4 shri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5 sh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6 str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7 dau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8 s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49 t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0 an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1 milit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2 sp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3 pa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4 d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5 j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6 cra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7 sm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8 f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59 stu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0 tw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1 g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2 co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3 gol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4 sign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5 po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6 vol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7 rosen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8 guden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69 swee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0 news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1 hun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2 s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3 tre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4 s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5 b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6 sn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7 m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8 daughter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79 s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0 fam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1 ang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2 u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3 hi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4 p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5 he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6 thre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7 sp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89 over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0 in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1 over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2 shor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3 pas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4 ar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5 stri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6 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7 t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8 ca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199 dung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0 church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1 fire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2 rel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3 no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5 w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6 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7 ho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8 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09 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0 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1 h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3 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4 unp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5 sp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6 pa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7 m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8 s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19 ac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0 goodfor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1 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2 w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3 re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4 candelab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5 eleg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6 bl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7 sm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8 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29 p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0 bol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1 la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2 w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3 swe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4 m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5 el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6 ha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7 en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8 qu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39 satu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0 b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1 w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2 g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3 hous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4 cent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5 r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6 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7 caut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8 h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49 sugarlo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0 d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1 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2 overh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3 w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4 mado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5 masque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6 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7 att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8 enchan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59 head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0 parc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1 gig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2 mo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3 h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4 sh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5 sol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6 b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7 th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8 po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69 a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0 tra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1 s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2 cere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3 f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5 t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6 con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7 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8 piec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79 alms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0 disap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1 wide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2 ance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3 pig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4 pi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5 door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6 conf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7 portugu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8 f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89 reco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0 eliza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1 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2 chin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3 birdc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4 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5 b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6 w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7 bef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8 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299 bea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0 tu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1 flower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2 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3 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4 mo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5 cre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6 mem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7 step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08 at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0 th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1 o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2 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3 spe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4 sh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5 ret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6 g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7 child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8 tu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19 mai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0 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1 s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2 pa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3 pl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4 gre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5 w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6 a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7 w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8 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29 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0 tip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1 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2 f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3 de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4 d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5 d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6 con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7 mar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8 bl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39 o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0 be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1 myr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2 m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3 a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4 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5 a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6 ja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7 convolv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8 whet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49 wr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0 f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1 pe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2 waterbu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3 thr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4 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5 ill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6 sav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7 nut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8 f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59 christo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0 befa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1 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2 b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3 chan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4 o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5 f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6 f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7 f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8 hill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69 ro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0 h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1 be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2 de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3 willothewi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4 night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5 an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6 fra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7 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78 s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0 ro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1 sch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2 respl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3 b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4 b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5 b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6 prom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7 rest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8 su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89 interru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0 f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1 six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2 sil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3 b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4 wh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5 g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6 en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7 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8 thy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399 t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0 windowb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1 slee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2 per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3 du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4 d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5 tea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6 threed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7 el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8 anastas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09 m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0 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1 w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2 fati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3 w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4 cro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5 ob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6 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7 b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8 m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19 bu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0 forfe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1 h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2 swe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3 w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4 epheme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5 re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6 en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7 sac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8 flood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29 sp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0 gro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1 op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2 cal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3 t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4 tur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5 fort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6 for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7 dr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8 f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39 wh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0 s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1 w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2 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3 pos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4 d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5 velv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7 heave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8 g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49 new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0 t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1 h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2 m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3 con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4 fellow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5 pa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6 bra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7 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8 hot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59 w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0 your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1 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2 fo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3 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4 sm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5 g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6 lu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7 cur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8 burgo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69 windows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0 situ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1 imm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2 best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3 anc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4 w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5 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6 m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7 k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8 christ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79 dr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0 whir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1 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2 ma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3 su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4 pu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5 sea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6 ma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7 cherry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8 l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89 war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0 st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1 re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2 fl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3 spr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4 u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5 star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6 so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8 bal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499 con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0 b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1 t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2 watch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3 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4 perf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5 r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6 m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7 tr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8 fra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09 uni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0 w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1 h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2 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3 instr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4 n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5 k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6 waterg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8 d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19 thorwald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0 tir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1 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2 b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3 dw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4 sou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5 t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6 qu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7 acqu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8 att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29 f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0 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1 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2 t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3 timo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4 m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5 com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6 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7 d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8 st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39 beth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0 b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1 t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2 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3 t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4 d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5 mu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6 embl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7 cir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8 grand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49 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0 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1 wisd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2 simp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3 kin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4 solem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5 in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6 somew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7 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8 pla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59 sulp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0 cr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1 pecul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2 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3 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4 splend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5 pe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6 si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7 thir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8 pro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69 by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0 o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1 t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2 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3 ploug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4 h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5 sh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6 mer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7 anxi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8 dis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79 b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0 i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1 mi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2 count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3 pro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4 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5 don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6 fa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7 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8 ab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89 hand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0 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1 qu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2 bot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3 re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4 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5 up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6 g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7 u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8 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599 s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0 m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1 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2 long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3 po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4 sh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5 a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6 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7 in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8 un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09 do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0 thy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1 p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2 str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3 re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4 lux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5 terr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6 l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7 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8 clev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19 s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0 tho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1 camom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2 c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3 over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4 w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5 rose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6 sl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7 tho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8 c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29 wiz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0 shirtsle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1 eag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2 gr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3 wri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4 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5 crip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6 co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7 ger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38 fu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0 g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1 gl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2 ob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3 glov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4 reg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5 m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6 lim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7 le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8 j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49 fl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0 prov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1 snoww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2 g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3 sh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4 zea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5 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6 s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7 exc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8 tool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59 kitchen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0 g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1 un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2 prof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3 f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4 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5 bris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6 co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7 hos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69 dumm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0 p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1 fors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2 g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3 suck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4 ra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5 du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6 le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7 sun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8 s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79 c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0 mar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1 half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2 expl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3 kn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4 b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5 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6 p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7 hu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8 op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89 qu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0 s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1 decid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2 man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3 s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4 qu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5 nep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6 look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7 field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8 c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699 dep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0 joy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1 disg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2 ac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3 desp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4 hear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5 inj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6 jemi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7 h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8 s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09 b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0 su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1 breast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2 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3 bu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4 bl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5 deep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6 r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7 m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8 pul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19 flor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0 chamber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1 p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2 hymn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3 p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4 me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5 na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6 v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7 st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8 see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29 com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0 c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1 po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2 dan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3 ferr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5 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6 apo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7 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39 sof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0 b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1 pig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2 mod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3 sh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4 p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5 sa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6 clea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7 b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8 eru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49 r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0 tr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1 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2 b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3 h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4 st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5 st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6 b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7 b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8 frag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59 b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0 f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1 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2 dust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4 field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5 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6 ferryb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7 n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8 b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69 goo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1 re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2 frag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3 f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4 cr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5 f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6 cha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7 h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8 hair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79 b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0 sub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1 a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2 silkbo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3 o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4 sh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5 jol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6 del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7 s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8 gent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89 swe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0 dr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1 disco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2 m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3 fig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4 water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5 f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6 h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7 s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8 dr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799 oldfa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0 ap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1 rolyp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2 s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3 war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4 ac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5 church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6 ex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7 g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8 l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09 tend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0 mill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1 yardm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2 w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3 l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4 sn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5 dr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6 d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7 unf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18 wheelb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0 horse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1 deb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2 ro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3 kit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4 hors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5 godd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6 ye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7 pro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8 h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29 c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0 f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1 how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2 bo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3 p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5 scu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6 fire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7 ca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8 t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39 sk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0 up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1 cou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2 c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3 ivedeav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4 as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5 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6 s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7 el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8 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49 v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0 egg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1 h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2 whi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3 boot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4 ka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5 twenty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6 tittle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7 remem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8 bet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59 appre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0 g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1 j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2 sp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3 plu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4 accus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5 bath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6 rev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7 c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8 roesk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69 trap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0 f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1 love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2 f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3 parsl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4 e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5 tw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6 f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7 b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8 m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79 unhapp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0 int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1 ba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2 chaff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3 t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4 warm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5 he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6 th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7 l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8 d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89 s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0 h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1 bar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2 pr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3 unco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4 burd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5 s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6 l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7 d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8 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899 t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0 s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1 ov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2 sh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3 gra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4 floren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5 cruc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6 s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7 af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8 platew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09 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0 ser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1 prop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2 cra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3 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4 empl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5 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6 liz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7 marr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8 th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19 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0 poss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1 sto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2 f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3 pyram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4 ped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6 window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7 thea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8 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29 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0 st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1 n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2 c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3 b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4 splend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5 b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6 je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7 c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8 vio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39 ted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0 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1 paving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2 b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3 s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4 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5 gr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6 ros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7 harm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8 cred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49 per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0 bo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1 m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2 woo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3 w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4 b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5 dazz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6 for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7 rapun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8 pina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59 sp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0 cost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1 sympa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2 re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3 comp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4 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5 out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6 e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7 sc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8 w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69 s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0 per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1 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2 e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3 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4 de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5 fai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6 ra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7 s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8 c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79 s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0 sa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1 clo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2 bli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3 t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4 k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5 ni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6 tas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8 k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89 piaz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0 be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1 bo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2 vul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3 t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4 congr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5 d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6 inh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7 oc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8 r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8"/>999 mam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0 gr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1 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2 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3 j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4 ever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5 chande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6 pi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7 bo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8 barric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09 boy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0 charlo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1 th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2 new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3 fors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4 r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5 s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6 h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7 manufa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19 hu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1 slee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2 y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3 langu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4 prev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5 sn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6 er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7 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8 ea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29 b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0 roy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1 se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2 pr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3 sens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4 h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5 s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6 sp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7 mu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8 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39 en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0 ch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1 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2 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3 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4 g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5 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6 h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7 co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8 obs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49 pr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0 dis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1 con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2 bu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3 t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4 ro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5 lea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6 cross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7 bi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59 sh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0 canary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2 sn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3 re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4 a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5 shou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6 m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7 ni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68 r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0 n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1 work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2 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3 sn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4 rem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5 pav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6 sn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7 splen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8 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79 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0 hid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1 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2 battle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3 marga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4 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5 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6 crow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7 vi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8 overh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89 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0 c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1 some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2 d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3 r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4 sudde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5 s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6 fla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7 step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8 d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099 entrea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0 b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1 prou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2 inte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3 cr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4 forgo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5 w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6 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7 here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8 hu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09 t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0 bot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1 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2 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3 mo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4 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5 w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6 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7 f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8 subd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19 over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0 cond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1 dis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2 b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3 p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4 buckw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5 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6 cr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7 partic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8 sen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29 b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0 p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1 de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2 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3 pay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4 b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5 fi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6 c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7 cotton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8 hobgob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39 y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0 prom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1 ante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2 p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3 p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4 desc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5 gre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6 di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7 alex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8 tr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49 st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0 oak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1 g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2 cor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3 sl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4 ch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5 re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6 un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7 fes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8 d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59 store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0 aftern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1 horiz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2 co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3 co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4 t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5 p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6 cr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7 b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8 du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69 s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0 embro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1 ci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2 adolp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3 b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4 n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5 cont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6 b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7 cauld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8 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79 cl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0 henro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1 p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2 s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3 w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4 opp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5 ap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6 cleve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7 trea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8 hal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89 accor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0 ami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1 d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2 suff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3 w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4 sup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5 o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6 f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7 trans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8 su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199 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0 av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1 i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2 f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3 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4 sp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5 j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7 lightf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8 const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09 four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0 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1 over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2 c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3 f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4 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5 waiting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6 waist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7 cow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8 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19 o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0 fo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1 hap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2 h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3 pi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4 cot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5 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6 h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7 con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8 snow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29 b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0 pati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1 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2 tr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3 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4 c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5 ab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6 cou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7 sl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8 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39 in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0 r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1 utens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2 bar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3 whir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4 crys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5 ab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6 whis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7 l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8 re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49 f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0 ad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1 chari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2 gr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3 fe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4 you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5 voy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6 s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7 pepperm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8 frede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59 no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0 mi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1 carn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2 d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3 br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4 ex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5 g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6 pra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7 ge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8 des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69 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0 t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1 de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2 poo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3 as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4 p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5 s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6 fl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7 st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8 exc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79 dingd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0 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1 fl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2 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3 ras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4 eld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5 w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6 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7 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8 d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89 west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0 applebra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1 sm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2 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3 steam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4 sentry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5 nobl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6 woo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7 in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8 deter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299 ga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0 as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1 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2 dev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3 ch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4 f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5 not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6 jour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7 in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8 re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09 con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0 occa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1 st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2 e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3 g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4 scho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6 fe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7 r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8 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19 lo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0 b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1 pota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2 sp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3 my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4 st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5 gras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6 j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7 in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8 carr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29 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0 ig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1 alma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2 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3 p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4 fa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5 shar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6 back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7 rock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8 p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39 puddle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0 smal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1 a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2 bread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3 p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4 water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5 cor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6 who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7 f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8 sk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49 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0 con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1 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2 el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3 i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4 horse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5 s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6 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7 m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8 s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59 sk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0 sk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1 dis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2 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3 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4 h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5 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6 sea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7 de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8 m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69 g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0 fl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1 go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2 f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3 f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4 ve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5 mackint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6 certai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7 dec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8 t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79 cho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0 s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1 st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2 un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3 b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4 gloo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5 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6 j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7 yard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8 h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89 fou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0 darkb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1 sealing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2 str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3 mo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4 ash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5 knap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6 k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7 oct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399 geogra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0 breastb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1 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2 d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3 valu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4 sp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5 pug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7 t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8 d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09 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0 hoo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1 col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2 head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3 ma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4 qu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5 rocking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6 duch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8 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19 clou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0 carpetb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1 sh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2 pr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3 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4 mead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5 at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6 s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7 s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29 curr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0 cre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1 alf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2 at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3 help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4 his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5 chic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6 silver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7 hy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8 dark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39 app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0 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1 ri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2 r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3 gur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4 fa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5 m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6 uni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7 cur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8 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49 su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0 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1 starw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2 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3 fi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4 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5 tapp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6 rasp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7 de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8 w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59 mus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0 hon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1 g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2 m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3 conju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4 fr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5 tumbled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6 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7 gn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8 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69 gui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0 ad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1 wood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2 a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3 involunta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4 sul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5 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6 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7 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8 merr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79 f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0 cuck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1 inv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4 coat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5 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6 tr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7 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8 th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89 d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0 extr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1 b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2 sh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3 patty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4 p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5 l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6 our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7 riddle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498 spinning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0 ext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1 liveli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2 m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3 pre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4 loo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5 b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6 kee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7 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8 fire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09 vi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0 isol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1 ump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2 trans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3 ange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4 cutting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5 littlet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6 conco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7 fre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8 home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19 s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0 s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1 joy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3 nine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4 maj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5 every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7 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8 p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29 c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0 a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1 milld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2 re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3 t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4 wick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5 cha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6 ca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7 f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8 aff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39 peo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0 proph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1 christmas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2 d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3 dis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4 tape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5 ex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6 ven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7 rumpelstil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8 ef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49 s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0 a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1 pia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2 w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3 wishing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4 suffo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5 f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6 pr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7 pre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8 c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59 so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0 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1 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2 conc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3 har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4 s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5 b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6 what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7 whe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8 sk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69 m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0 disg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1 lau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2 mat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3 champ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4 st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5 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6 pu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7 hea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8 pal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79 c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0 gran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1 ag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2 brides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3 h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4 craz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5 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6 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7 cou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8 sha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89 st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0 shoe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1 oc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2 p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3 p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4 ar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6 lif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7 t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8 distin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599 p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0 p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1 dy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2 woul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3 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4 su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5 des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6 any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7 ill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09 cann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0 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1 f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2 sw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3 wr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4 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5 t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6 m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7 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8 n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19 d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0 dov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1 s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2 bra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3 birth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4 p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5 d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6 an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7 s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8 d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29 g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0 wains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1 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2 table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3 wa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4 grand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5 consc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6 pul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7 a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8 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39 shirt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0 in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1 s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4 st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5 b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6 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7 t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8 artif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49 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0 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1 drun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2 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3 sh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4 ho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5 grad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6 foot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7 b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8 ap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59 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0 b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1 y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2 th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3 bedch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4 go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5 handin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6 app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7 equ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69 st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0 ca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1 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2 sp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3 j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4 th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5 saff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6 wi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7 pa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8 com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79 t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0 council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1 inst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2 solit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4 dru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5 suspic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6 hau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7 pockethand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8 th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89 m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0 m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1 n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2 bell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3 ap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4 fl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5 rec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6 h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7 fl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8 n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699 curt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0 portu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1 scr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2 in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3 n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4 tu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5 mod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6 fl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7 ha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8 fr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09 curi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0 twi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2 b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3 w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4 w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5 te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6 am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7 p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8 fev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19 serv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0 s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1 re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2 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3 se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4 p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5 fish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6 b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7 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8 janu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29 qua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0 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1 pres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2 ric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3 eye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4 e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5 apothec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6 lamb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7 re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8 digging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39 wr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0 vaga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1 un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2 sandwi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3 beg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4 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5 g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6 dis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7 neighbour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8 moons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49 sh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0 accomp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1 jack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2 st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3 s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4 good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6 gi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7 bou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8 pr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59 woodpi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0 un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1 over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2 which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3 has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4 inw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5 di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6 appa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7 mon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8 occu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69 st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0 d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1 mi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2 sev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3 ar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4 c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5 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6 th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7 tri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8 c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79 clo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0 c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1 c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2 ch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3 depa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4 workman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5 unw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6 b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7 mod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8 re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89 ho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0 re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1 pol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2 grand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3 tu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4 husb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5 green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6 un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7 byand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8 pro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799 nickn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0 neg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1 frequ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2 fi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3 bl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4 merr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5 su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6 di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7 may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8 sp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09 o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0 ab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1 po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2 ri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3 b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4 t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5 i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6 f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7 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8 sp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19 v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0 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1 f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2 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4 si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5 sh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6 g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7 g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8 apple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29 sh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0 si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1 con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2 vi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3 ass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4 junipe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5 sl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6 fie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7 up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8 bi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39 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0 sculp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1 c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2 si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3 sh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4 br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5 esc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6 deepb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7 conv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8 fri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49 l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0 h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1 fu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2 th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3 ea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4 esp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5 h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6 sh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7 s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8 undoub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59 sn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0 br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1 t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2 sh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3 encl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4 revi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5 p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6 green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7 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8 w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69 bew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0 over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1 w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2 sta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3 fa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4 bal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5 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6 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7 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8 exti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79 f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0 cra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1 sp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2 hu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3 pro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4 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5 de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6 l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7 pa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8 an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89 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0 vio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1 p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2 any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3 s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5 bals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6 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7 every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8 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899 de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0 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1 breakf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2 ca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3 s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4 w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5 s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6 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7 c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8 c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09 bav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0 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1 squ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2 adv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3 gr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4 gusta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5 sh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6 n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7 al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19 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0 t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1 ad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2 imp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3 int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4 destr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5 wo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6 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7 be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8 pr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29 p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0 p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1 r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2 pr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3 kn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4 ent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5 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6 wh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7 butter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8 a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39 ar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0 champa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1 cocks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2 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3 kn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4 n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5 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6 sea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7 by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8 l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49 per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0 corre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1 resc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2 d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3 ado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4 block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5 s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6 landl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7 mean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8 b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59 prof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0 sun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1 gl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2 ax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3 ob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4 sa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5 hung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6 sc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7 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8 pe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69 s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0 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1 sh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2 g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3 orn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4 ar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5 c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6 tr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7 up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79 sh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0 sh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1 per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2 h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3 thres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4 co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5 l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6 kno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7 fi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8 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89 gn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0 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1 s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2 sp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3 un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4 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5 plu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6 ac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7 cl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8 sh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1999 cr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0 cuc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1 bu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2 mu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3 upper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4 rob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5 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6 shr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7 w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8 pl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09 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0 c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1 clay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2 n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3 va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4 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5 por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6 bugle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7 sam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8 treach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19 pred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0 no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1 sn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2 cinderc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3 pret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4 pl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5 r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6 nec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7 gibb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8 re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29 tru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0 sid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1 l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2 ring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3 ser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4 art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5 l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6 mar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7 seld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8 ho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39 got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0 b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1 y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2 tw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3 n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4 landl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5 t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6 b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7 w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8 vi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49 e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0 s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1 conc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2 b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3 miserable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4 gob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5 consc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6 en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7 s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8 pig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59 unf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0 asl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1 un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2 pe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3 s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4 s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5 pu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6 con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7 infi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8 dex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69 m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0 br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1 cloc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2 propo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3 g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4 opene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5 may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6 tea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7 water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8 es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79 complex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0 h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1 im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2 bed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3 a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4 pa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5 prett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6 har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7 p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8 gui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89 servant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0 f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1 ge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2 sp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3 christmas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4 t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5 sp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6 c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7 c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8 stepd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099 abo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0 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1 qu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2 b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3 lou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4 panta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5 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6 p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7 mo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08 te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0 aud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1 tu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2 m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3 awk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4 m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5 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6 th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7 co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8 fan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19 am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0 love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1 he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2 sp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3 man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4 tw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5 four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6 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7 in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8 m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29 p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0 du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1 t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2 jer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3 di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4 sul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5 ant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7 ende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8 t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39 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0 b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1 da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2 tur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3 al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4 se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5 cou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6 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7 stre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8 w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49 wedding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0 h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1 m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2 ti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3 b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4 overj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5 t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6 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7 be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8 school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59 c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0 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1 grave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3 car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4 thou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5 reso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6 dra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7 m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8 good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69 w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0 rem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1 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2 le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3 impa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4 fo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5 rob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6 coun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7 s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8 cr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79 s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0 aphtan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1 tinder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2 s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3 m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4 c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5 im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6 al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7 t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8 p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89 m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0 c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1 tabit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2 sop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3 inno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4 re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5 apop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6 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7 reg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8 snuff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199 kribblekra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0 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1 advant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2 s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3 b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4 can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5 conv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6 un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7 des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8 glo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09 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0 su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1 key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2 mcgreg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3 re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4 pur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5 k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6 housew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7 mis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8 three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19 ligh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0 grim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1 de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2 cla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3 p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4 f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5 wood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6 econ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7 m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8 gentl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29 poe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0 sp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1 safetyp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2 mu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3 p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4 sti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5 drawin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6 th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7 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8 cockch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39 t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0 ar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1 fi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2 bare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3 mun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4 appla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5 hu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6 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7 f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8 m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49 som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0 compa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1 dr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2 pettic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3 fr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4 ti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5 c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6 crossp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7 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8 rail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59 taff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0 pu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1 d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2 r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3 patch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4 geni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5 sou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6 caterpi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7 bai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8 res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69 wit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0 v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1 rel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2 temp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3 some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4 st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5 imp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6 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7 si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8 pea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79 su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0 vex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1 ab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2 stair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3 t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4 da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5 arm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6 gr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7 k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8 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89 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0 vio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1 t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3 a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4 t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5 po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6 out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7 sp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8 fou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299 marketb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0 b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1 sp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2 w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3 b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4 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5 h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6 r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7 pens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8 sens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09 ros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0 l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1 com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2 instru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3 p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4 pras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5 armc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6 b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7 cl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8 hays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19 b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0 p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1 pleas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2 r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3 oc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4 h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5 rejo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6 a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7 w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8 gl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29 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0 speci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1 m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2 l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3 d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5 ear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6 mamma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7 mother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8 tra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39 consci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0 aw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1 d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2 wor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3 execu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4 g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5 d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6 manni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7 b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8 christ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49 sea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0 to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1 black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3 dew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4 c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5 beech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6 s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7 sh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8 sh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59 ch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0 co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1 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2 halleluj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3 c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4 c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5 dow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6 cl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7 ke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8 c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69 hei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0 fulf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1 ever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2 la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3 g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4 spect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5 asc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6 four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7 d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8 gran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79 among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0 f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1 ce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2 lob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3 refr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4 hac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5 mus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6 lo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7 a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8 stu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89 court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0 myst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1 al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2 w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3 m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4 elder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5 n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6 smi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7 prop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8 b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399 land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0 m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1 m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2 ga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3 im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4 s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5 kn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6 re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7 unea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8 succe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09 r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0 p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1 q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2 six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3 six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4 sni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5 in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6 grati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7 spr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8 bro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19 journe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0 fu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1 wash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2 ker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3 handsom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4 th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5 mantel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6 compar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7 st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8 grea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29 borre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0 insi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1 r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2 is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3 cra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4 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5 sl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6 lu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7 c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38 de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0 wo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2 neigh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3 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4 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5 indus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6 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7 nightw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8 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49 un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0 e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1 h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2 any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3 t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4 whi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5 y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6 twinkle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7 sur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8 qui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59 overp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0 tid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1 st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2 you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3 n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4 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5 men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6 st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7 h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8 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69 gl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0 st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1 luckch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2 st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3 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4 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5 ga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6 h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7 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8 migh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79 ky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0 gud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1 bo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2 h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3 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4 j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5 gr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6 cul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7 concl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8 bu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89 reg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0 pi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2 br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3 mi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4 shr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5 sun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6 ome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7 go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8 m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499 le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0 g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1 m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2 sp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3 p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4 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5 fish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6 di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7 j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09 p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0 bu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1 poi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2 nea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3 windeg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4 stingingn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5 este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6 fee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7 gr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8 black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19 g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0 power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1 p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2 dar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4 flower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5 ox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6 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7 fr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8 gl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29 merciless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0 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1 p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2 fu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4 d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5 n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6 fe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7 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8 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39 c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0 d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1 h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2 da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3 c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4 bey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5 br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6 k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7 com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8 pa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49 pu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0 comp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1 br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2 c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3 t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4 washingb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5 t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6 l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7 imm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8 scul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59 li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0 ha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1 f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2 ju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4 cri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5 br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6 c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7 princes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8 shel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69 te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0 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1 s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2 alb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3 p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4 re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5 t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6 child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7 fr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8 l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79 poo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0 pr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1 pe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2 p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3 ass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4 o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5 wi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6 ugl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7 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8 descri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89 cab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0 moon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1 g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2 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3 m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4 tr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5 ca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6 mour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7 tan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8 es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599 unt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0 repre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1 c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2 cherryco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3 magg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4 cons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5 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6 hau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7 forb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8 wr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09 ne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0 goldsm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1 a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2 s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3 sl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4 corn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5 hig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6 picture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7 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8 f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19 f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0 l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1 s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2 a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3 car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4 gri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5 wan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6 d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7 tin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8 cl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29 w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0 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1 l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2 art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3 t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4 bellissi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5 a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6 pre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7 morga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8 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39 s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0 c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1 intro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2 tr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3 c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4 t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5 cele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6 di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7 jen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8 straight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49 egyp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0 fa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1 ho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2 c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3 f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4 r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5 windowf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6 cand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7 f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8 sc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59 cl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0 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1 slip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2 pea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3 e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4 st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5 st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6 sn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7 he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8 bedst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69 dunghe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0 apple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1 l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2 pa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3 s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4 s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5 m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6 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7 w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8 sm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79 jo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0 s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1 br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2 benj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3 quic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4 neighborh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5 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6 difficul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7 starga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8 t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89 w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0 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1 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2 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3 tw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4 may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5 p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6 g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7 b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8 pres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699 penn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0 lawy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1 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2 sur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3 ham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4 ribb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5 bel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6 ex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7 ch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8 st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09 policeof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0 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1 s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2 s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3 adv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4 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5 be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6 st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7 pub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8 dis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19 t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0 swe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1 dee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2 disc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3 p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4 contr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5 mov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6 pie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7 ga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8 f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29 thems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1 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2 trag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3 v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4 m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5 n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6 f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7 t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39 de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0 goodb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1 st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2 leg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3 val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4 se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5 nav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6 re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7 mar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8 w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49 em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0 ob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1 sold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2 p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3 a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4 ch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5 huck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6 fa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7 br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8 medic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59 engr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0 dep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1 a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2 wood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3 hearts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4 noseg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5 cour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6 afri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7 frie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8 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69 co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0 reg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2 fam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3 be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4 estab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5 d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6 se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7 en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8 discu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79 cas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0 e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1 proc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2 harleq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3 li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4 gir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5 tw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6 night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7 pea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8 sp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89 m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0 tr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1 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2 k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3 hurr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4 blaz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5 chestn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6 fl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7 al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8 diam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799 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0 fl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1 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2 h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3 hu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4 hu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5 pre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6 fl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7 f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8 towng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09 ch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0 hys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1 wo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2 b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3 a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4 magnif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5 comp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6 d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7 alder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18 grassho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0 pett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1 n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2 h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3 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4 citiz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5 police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6 thick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7 pigeon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8 rem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29 out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0 n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1 wella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2 ligh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3 le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4 gr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5 sen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6 li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7 g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8 gal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39 s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0 acc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1 fir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2 aut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3 r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4 at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5 turtled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6 st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7 sw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8 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49 weim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0 vic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1 conde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2 un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3 hu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4 cabbages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5 ans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6 cou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7 min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8 fres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59 div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0 r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1 an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2 anx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3 r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4 wood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5 div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6 cross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7 bo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8 snip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69 w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0 cl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1 foo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2 fiel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3 foxg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4 rev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5 si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6 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7 m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8 bl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79 p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0 sh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1 ru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2 helm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3 blac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4 an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5 refl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6 p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7 emb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8 bl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89 g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0 viv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1 b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2 fl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3 sn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4 circum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5 bl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6 way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7 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8 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899 convu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0 child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1 craf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2 grat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3 dr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4 hard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5 co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6 millw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7 im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8 d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09 sh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0 alphab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1 sh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2 manyco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4 beg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5 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6 emba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7 earth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19 p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0 b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1 clum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2 s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3 tra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4 h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5 i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6 pa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7 d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8 b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29 s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0 he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1 h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2 suff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4 sty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5 b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6 g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7 c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8 forthw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39 i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0 redf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1 butter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2 coar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3 bo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4 sau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5 belld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6 fis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7 summer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8 rapi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49 asto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0 c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1 migh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2 isa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3 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4 del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5 c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6 m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7 l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8 fi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59 f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0 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2 canv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3 ashput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4 f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5 sent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6 pol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7 lar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8 y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69 s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0 kae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1 jut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2 snowfl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3 g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4 sk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5 fare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6 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7 mag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8 adven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79 y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0 h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1 big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2 ear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3 hei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4 vir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5 h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6 fai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7 polic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8 d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89 por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0 b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1 eas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2 ac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3 al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4 t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5 under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6 d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7 c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8 f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2999 dolls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0 lan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2 inf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3 h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4 sh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5 eng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6 res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7 go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8 exha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09 h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0 thi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1 id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2 terr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3 re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4 hea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5 b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6 s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7 conn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8 f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19 s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0 energ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1 port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2 e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3 par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4 fl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5 supe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6 lust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7 m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8 saf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29 ad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0 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1 child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2 j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3 pi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4 un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5 pub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6 pr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7 bu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8 pipe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39 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0 eisen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1 hear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2 wa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3 pr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4 f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5 jackd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6 shri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7 high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8 j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49 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1 mo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2 dr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3 b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4 ri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5 d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6 p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7 d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8 porce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59 grisly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0 suspi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1 pleas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2 ri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3 re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4 d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5 bel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6 murm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7 fourfo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8 te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69 ear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0 repr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1 ha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2 th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3 th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4 da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5 d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6 wi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7 suc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8 strug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79 brideg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0 perh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1 w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2 pene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3 granduc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4 lif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5 fall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6 favo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7 bu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8 ex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89 co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0 maj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1 mis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2 d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3 w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4 hol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5 ex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6 n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7 som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8 sli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099 e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0 sai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1 r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2 d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3 weddingf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4 half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5 ho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6 earthen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7 gl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8 fan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09 reg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0 pas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1 mo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2 gu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3 fu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4 gu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5 verd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6 sw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7 blos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8 gee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19 ch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0 constr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1 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2 p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3 st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4 b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5 s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7 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8 in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29 j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0 st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1 neck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2 night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3 luck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4 im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5 common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6 g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7 beh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8 ho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39 humab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1 warm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2 ro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3 cons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4 uncommo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5 aerona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6 g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7 rel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8 k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49 k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0 joh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1 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2 la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3 perf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4 rem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5 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6 kn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7 yo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8 b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59 b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0 c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1 ki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2 kno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3 fisher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4 arr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5 nut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6 to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7 who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8 wea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69 stickle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0 marma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1 kl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2 as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3 comr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4 contrad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5 streng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6 chipm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7 heav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8 before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79 clum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0 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1 dir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2 g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3 ca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4 nighting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5 cons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6 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7 pre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8 elsin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89 thoroug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0 s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1 l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2 h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3 adr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4 bu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5 d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6 clu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7 ch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199 s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0 c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1 trouble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2 cou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3 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4 als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5 mi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6 la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7 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8 us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09 willow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0 miserab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1 silv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2 cl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3 thornb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4 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5 qu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6 dis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7 r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8 flu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19 beaut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0 mix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1 lav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2 plu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3 ch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5 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6 w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7 g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8 f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29 swif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0 mo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1 ch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2 strawb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3 ex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4 r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5 com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6 sopor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7 part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39 co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0 g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1 co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2 cl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3 rese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4 b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5 ba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6 sk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7 dares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8 cl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49 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0 ridi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3 velv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4 s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5 kind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6 nob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7 s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8 tipple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59 fire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0 sheep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1 f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2 f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3 grow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4 g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5 exec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6 pre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7 an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8 ru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69 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0 st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1 b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2 know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3 bet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4 fluf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5 mo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6 unwill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7 unha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8 sheph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79 re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0 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1 dande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2 liqu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3 ex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4 cu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5 str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6 l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7 na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8 g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89 h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0 l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1 auma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2 comp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3 contr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4 willoww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5 si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6 ban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7 p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8 chimn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299 mol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0 buil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1 th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2 thuring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3 mis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4 when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5 pro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6 antiq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7 en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8 f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09 b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0 t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1 kna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2 switze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3 wea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4 no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5 courte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6 snow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7 dou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8 weather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19 s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0 motherst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1 coar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2 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3 st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4 s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5 conv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6 overwhe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7 org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8 fa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29 v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0 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1 money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2 t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3 s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4 d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5 b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7 over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8 te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39 pove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0 b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1 out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2 feath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3 dwa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4 proj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5 redh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6 horr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7 m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8 s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49 som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0 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1 uns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2 top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3 gro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5 ent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6 guard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7 w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8 archi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59 exp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0 jas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1 cle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2 rogu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3 obeli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4 la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5 appre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6 hunts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7 dul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8 nu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69 tantarar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0 s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1 s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2 broo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3 br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4 sp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5 d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6 hand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7 distingu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8 kronen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79 must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0 pu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1 d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2 ro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3 w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4 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5 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6 l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7 sult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89 d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0 al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1 bache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2 gru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3 foreig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4 waldem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5 wh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6 breadandb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7 bu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8 va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399 foret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0 protec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1 who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2 s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3 l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4 gy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5 lo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6 on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7 sim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8 dist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09 pendu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0 b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2 h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3 a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4 sm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6 new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7 pygma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8 lo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19 da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0 g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1 e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2 maje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3 chu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4 ves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6 through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7 de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8 b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29 cathe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0 content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1 dev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2 atmosp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3 sm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4 st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5 h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6 mock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7 water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8 d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39 perpe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0 d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2 proprie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3 new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4 unex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5 whe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6 threa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7 extraordi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8 f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49 woodcu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0 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1 inv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2 sweethe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3 el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4 f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5 squir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6 g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7 f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8 lea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59 im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0 c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1 shor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2 re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3 m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4 par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5 forb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6 dem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7 mel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8 tal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69 ed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0 ch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1 str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2 fu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3 l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4 unc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5 l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6 host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7 so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8 stra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79 b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0 unki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1 du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2 r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3 p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4 m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5 sly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6 er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7 f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8 fl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89 sh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0 out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1 p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2 prejud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3 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4 as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5 p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6 st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7 r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8 pe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499 hiding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0 d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1 raf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2 d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3 ori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4 v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5 co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6 d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7 capt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8 a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09 ro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1 v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2 ri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3 fai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4 dressingg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5 cha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6 wart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7 dec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8 righth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19 star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1 s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2 be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3 but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4 onetwoth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5 sh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6 fu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8 it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29 corri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0 gr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1 b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2 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3 terr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4 st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5 sh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6 l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7 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8 ima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39 m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0 ci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1 yester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2 heal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3 mo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4 lea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5 st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6 bi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7 wag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8 d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49 un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0 cli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1 con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2 re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3 l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4 motio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5 el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6 dis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7 e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8 teap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59 pr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0 prop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1 s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2 gr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3 p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4 per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5 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6 che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7 exp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8 el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69 land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0 distr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1 home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2 t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3 sp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5 woo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6 confi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7 blottingp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8 friendsh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79 ch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0 b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1 whosb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2 den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3 mors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4 h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5 chor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6 sho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7 pe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8 st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89 u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0 st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1 nort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2 quic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3 u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4 qui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5 dep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6 t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7 mothert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8 ne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599 go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0 tab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1 c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2 persu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3 spi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4 ch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5 sparrow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7 persp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8 r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09 firet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0 bes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1 l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2 c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3 bri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4 e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5 bu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6 sil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7 compla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8 ma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19 transp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0 chamber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1 b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2 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3 h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4 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5 i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6 g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7 cas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8 wi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29 darkgr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0 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1 a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2 form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3 bru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4 kn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5 leis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6 re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7 l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8 you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39 sig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0 re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1 elap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2 ri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3 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4 princ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5 neat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6 pop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7 foo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8 footsc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49 downst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0 pes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2 migh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3 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4 acknow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5 christ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6 cre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7 und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8 darningnee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59 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0 li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1 stron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2 highc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3 s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4 gree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5 cur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6 surpr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7 p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8 sca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69 sc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0 crossl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1 mai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2 pe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3 twink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4 noi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5 bell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6 bellp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7 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8 steameng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79 la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0 mar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1 recogn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2 l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3 l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4 cow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5 thorwals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6 proph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7 p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89 n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0 ma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1 bear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2 r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3 paraly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4 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5 gold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6 od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7 honeysu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8 em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699 agree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0 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1 fiveandtwe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2 st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3 pat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4 smi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5 squ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6 ch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7 every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8 car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09 t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0 mort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1 w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2 sh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3 fa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4 caut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5 flop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6 lordin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7 woul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18 reapp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0 hatch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1 p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2 sh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3 oatm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4 ma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5 dram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6 t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7 i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8 dev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29 go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0 cons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1 b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2 i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3 f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4 rep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5 m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6 wi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7 fredericksb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8 sh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39 gloww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0 br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1 d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2 sav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3 pite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4 cl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5 rep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6 circu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7 les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8 fib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49 r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0 can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1 thi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2 str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3 co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4 instit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5 affli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6 bir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7 d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8 l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59 fo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0 l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1 cust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2 c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3 fu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4 prett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5 ptol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6 forw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7 mari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8 sp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69 sor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0 prop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1 perple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2 dry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3 l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4 po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5 fr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6 pas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7 dor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8 sc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79 r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0 halbe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1 be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2 s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3 russ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4 l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5 sof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6 r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7 d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8 l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89 h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0 sk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1 d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2 snak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3 showerb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4 we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5 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6 lieu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7 i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8 moroc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799 be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0 grow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1 to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2 lisb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3 barley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4 car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5 simi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6 al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7 hor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8 mal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09 cu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0 i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1 c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2 b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3 dism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4 mart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5 me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6 h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7 repr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8 c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19 sca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0 sept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1 fa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2 ch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3 behav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4 w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5 cu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6 d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7 prev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8 co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29 brethr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0 rainb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1 le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2 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3 sun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4 pron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5 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6 p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7 scra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8 jorin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39 stiff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0 rebecca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1 n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2 soninl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3 furn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4 cl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5 fe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6 a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7 lepan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8 n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49 fire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0 n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1 d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2 d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3 trou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4 sc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5 tong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6 u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7 l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8 luci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59 deathho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0 pap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1 k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2 chir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3 d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4 sl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5 leaf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6 w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7 we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8 d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69 carp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0 des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1 de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2 ag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3 l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4 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6 v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7 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8 fir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79 wearis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0 op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1 snur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2 fors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3 sum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5 se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6 grown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7 f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8 scro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89 pi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0 tri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1 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2 d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3 scr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4 gr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5 dinner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6 peac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7 sof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8 re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899 bro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0 am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1 road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2 st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3 k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4 priv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5 pro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6 bar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7 turk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8 cava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09 harv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0 els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1 moo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2 you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3 s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4 wher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5 oc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6 top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7 es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8 bec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19 vis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0 s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1 wo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2 day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3 nost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4 s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5 rev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6 imp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7 seaw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8 fo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29 envel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0 g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1 sau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2 highb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3 fundevo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4 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5 rhy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6 marb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7 goose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8 w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39 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0 bl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1 sp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2 env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3 t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4 seaw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5 strom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6 w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7 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8 rec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49 lordsin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0 succ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1 sti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2 ol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3 but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4 incl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5 micha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6 e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7 anx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8 tun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59 r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0 dec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1 por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2 partic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3 m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4 fr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5 r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6 pl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7 vehi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8 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69 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1 prot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2 na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3 billyg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4 pe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5 c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6 agree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7 j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8 c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79 b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0 alchy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1 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2 copenhag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3 o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4 cl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5 fo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6 ob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7 tw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8 p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89 norweg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0 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1 sou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2 fi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3 pi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4 schwa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5 hencef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6 journey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7 rot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8 man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3999 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0 t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1 l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2 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3 ur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4 la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5 fou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6 p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7 str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8 bo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09 ti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0 melancho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1 se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2 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3 m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4 impr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6 be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7 fif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8 si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19 torto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0 vine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1 g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2 pur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3 button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4 g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6 conce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7 did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8 conce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29 lar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0 gra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1 stea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2 sca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3 babbit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4 pai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5 house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6 def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7 simple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8 opi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39 cha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0 ex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1 ch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2 w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3 m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4 b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5 daybr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6 impert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7 alth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8 house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49 da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0 egy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1 w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2 li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3 o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4 w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5 arth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6 d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7 beck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8 n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59 gate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0 cl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1 l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2 wardr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3 u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4 f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5 str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6 mahog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7 bitt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8 dou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69 wr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0 fr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1 nex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2 ele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3 doub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4 cra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5 christmas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6 but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7 h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8 pe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79 mid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0 remai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1 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2 penc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3 d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4 cle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5 shipwr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6 shar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7 p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8 ba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89 gl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0 fi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1 h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2 bo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3 char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4 th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5 s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6 tr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7 rubb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8 r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099 g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0 so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1 farm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2 b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3 bo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4 ann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5 hi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6 ac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7 a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8 sal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09 du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0 ri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1 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3 str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4 p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5 borg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6 colum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7 lu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8 t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19 be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0 sm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1 me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2 bou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3 g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4 cof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5 a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6 proo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7 contr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8 ol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29 distr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0 t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1 b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2 conte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3 pro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4 l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5 sl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6 ro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7 spring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8 h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39 prayer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0 lugg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1 vil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2 walt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3 coverl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4 b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5 sl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6 dinner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7 s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8 giusep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49 music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0 trump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1 crim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2 nut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3 engl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4 la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5 sp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6 surf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7 re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8 c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59 s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0 sk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1 co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2 par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3 br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4 occ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5 de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6 thr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7 l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8 ca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69 fo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0 dissol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1 inst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2 stee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3 beech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4 poe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5 conve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6 pa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7 f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8 schoolm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79 st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0 like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1 cupbo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2 kna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3 at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4 singu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5 fa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6 w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7 aw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8 pi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89 thunderst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0 bronzin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1 noteb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2 wr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3 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4 foot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5 ma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6 exh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7 terr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8 to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199 phys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0 grosc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1 cross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2 bookc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3 conj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4 mag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5 lucind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6 ser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7 coun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8 linden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09 f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0 eccellenz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1 sco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2 tabb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3 ung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4 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5 coun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6 c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8 fur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19 br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0 tannh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1 a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2 intellig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3 cush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4 o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5 minn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6 m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7 h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28 st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0 joan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1 wid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2 thyse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3 sal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4 m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5 b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6 per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7 redc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8 br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39 ou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0 wher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1 wo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2 dec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3 chos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4 parac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5 b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6 unh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7 hob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8 lab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49 shu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0 play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1 scis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2 mar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3 young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4 redh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5 seri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6 theref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7 wellkn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8 noon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59 halfd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0 pro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1 whil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2 cr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3 da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4 l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5 hurric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6 f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7 swo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8 b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69 ques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0 men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1 sn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2 ki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3 fr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4 cann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5 ca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6 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7 gau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8 somew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79 an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0 radi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2 a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3 sp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4 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5 chinch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6 m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8 pol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89 tru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0 shi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2 st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3 radi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4 sc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6 soci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7 platfor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8 li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299 ec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0 bu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1 glob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2 san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3 me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4 millet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5 sca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6 lent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7 b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8 dissatis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09 spaci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0 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1 every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2 doroth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3 skipj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4 cow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5 goats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6 b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7 arm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8 pl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19 conf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0 fon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1 fath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2 fatherl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3 secre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4 m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5 stu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6 suit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7 st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8 w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29 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0 co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1 sh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2 thr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3 pe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4 in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5 f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6 sucking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7 und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8 te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39 snee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0 form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1 baw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2 diction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3 tem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4 th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5 mo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6 princ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7 shu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8 e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49 st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0 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1 ench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2 cou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3 p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4 y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5 walking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6 str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7 leng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8 wro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59 out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0 atwit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1 re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2 merrym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3 scar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4 li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5 stu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6 scar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7 sp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8 fi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69 at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0 bl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1 bouqu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2 work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3 qual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4 sce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5 s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6 hither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7 bon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8 betr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79 cobwe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0 hazel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1 plain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2 pr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3 ow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4 a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5 watersp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6 sc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7 horse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8 haw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89 sm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0 mon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1 loop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2 lic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3 thomasin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4 gravest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5 syst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6 mess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7 eigh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8 spi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399 back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0 att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1 ap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2 s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3 sli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4 g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5 panc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6 fair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7 cab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8 be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09 ba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0 yocky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1 sh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2 stom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3 imageca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4 vil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6 sh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7 gre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8 gent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19 accompa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0 disin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1 acade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2 foli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3 exac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4 h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5 ne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6 st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7 re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8 o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29 vall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0 highro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1 st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2 co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3 be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4 b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5 b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6 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7 swin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8 firewo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39 psal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0 r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1 dign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2 spu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3 st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4 torr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5 gamb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6 tomm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7 exhi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8 step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49 begg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0 terr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1 g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2 rose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3 cl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4 to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5 nou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6 tor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7 cav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8 fourtee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59 cl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0 thr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1 rose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2 w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3 ti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4 ge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5 duck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6 sed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7 allg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68 flo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0 off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1 water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2 me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3 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4 ex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5 l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6 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7 whatso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8 m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79 unaw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0 disc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1 ba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2 so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3 s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4 so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5 courte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6 un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7 ro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8 cl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89 fid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0 firedr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1 haz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2 sal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3 galle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4 disc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5 mort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6 c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7 wh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499 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0 drosch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1 man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2 v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3 lear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4 aw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5 cabin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6 med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7 ferv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8 clas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09 g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0 u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1 widber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2 br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3 stron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4 fa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5 ind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6 de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7 g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8 absu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19 tra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0 coalb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1 br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2 bee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3 appar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4 a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5 f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6 g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7 affa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8 grandm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29 eelwe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0 appe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1 ente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2 frigh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3 could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4 am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5 indo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6 bu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7 bro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8 b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39 mus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0 elder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1 trait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2 doorp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3 bedro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4 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5 r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6 th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7 kneebree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8 bri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49 sta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0 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1 near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2 high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3 magnifyingg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4 no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5 t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6 j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7 ja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8 greatgrandf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59 prac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0 j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1 overgrow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2 quanti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3 hobble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4 j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5 brigh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6 env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7 j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8 supp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69 newy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0 spar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1 f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2 inha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3 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4 ba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5 counsell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6 ho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7 me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8 f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79 satisfa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0 rap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1 famili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2 disag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3 h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4 passe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5 tro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6 regul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7 aw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8 b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89 r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0 forem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1 dur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2 in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3 c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4 w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5 luck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6 end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7 sm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8 en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599 tobacc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0 tw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1 up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2 denmar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3 poss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4 sti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5 sum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6 ho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7 crab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8 st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09 g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0 shru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1 viol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2 s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3 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4 attrib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5 condu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7 glassm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8 with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19 rud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0 pers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1 fr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2 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3 salm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4 pa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5 innk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6 nut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7 pockethandk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8 pow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29 fu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0 disco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1 b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2 overtu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3 mist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4 enti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5 bi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6 dunge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7 sta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8 wi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39 w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0 interc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1 ugli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2 patt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3 bound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4 cour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5 te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6 fav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7 st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8 unu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49 underst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0 prog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1 nei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2 pist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3 yo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4 midn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5 t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6 cen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7 ag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8 bl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59 ji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0 me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1 superi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2 w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3 so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4 fle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5 deli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6 burdockle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7 disli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8 court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69 j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0 ent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1 k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2 unn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3 poultry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4 dispu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5 sw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6 k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7 excla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8 in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79 tany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0 car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1 jo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2 parr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3 l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4 eq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5 displ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6 apr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7 doorw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8 inst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89 adm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0 affec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1 commit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2 l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3 sw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4 puf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5 swa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6 cudg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7 we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8 ve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699 christ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0 gl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1 worl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2 w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3 broo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4 tues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5 into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6 meant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7 be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8 mois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09 wal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0 carv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1 fencer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2 toowh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3 comm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4 resp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5 sixp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6 flour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7 poe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8 slow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19 tr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0 trini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1 ma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2 cather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3 obstac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4 sn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6 boat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7 d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8 b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29 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0 elec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1 po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2 cur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3 feat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4 immed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5 tiggywin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6 chee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7 hyacin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8 fie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39 tende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0 marit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1 cu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2 d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3 h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4 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5 more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6 neighb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7 toge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8 bu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49 feroc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0 furni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1 t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2 fel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3 illbeha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4 sp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5 ban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6 mailcoa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7 stro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8 holid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59 mistygre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0 plumt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1 wi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2 pl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3 har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4 fl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5 uncomf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6 har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7 def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8 goldcl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69 misc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0 o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1 mouseh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2 wi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3 decre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5 p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7 consor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8 purcha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79 pick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0 ri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1 parson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2 kern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3 woodm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4 ram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5 b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6 fi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7 part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8 squi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89 grea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0 fox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1 whir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2 undec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3 gr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4 welco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5 misfortu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6 par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7 ballo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8 cr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799 bish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0 memb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1 ha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2 spea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3 flow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4 sixty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5 undergrou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6 heav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7 strang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8 f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09 twelf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0 difficul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1 stam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2 red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3 pra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4 ba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5 stablebo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6 absor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7 hunts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8 wis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19 up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0 effec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1 coff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2 pleasan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3 b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4 appleb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5 fidd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6 soon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7 stud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8 overs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29 d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0 magic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1 jud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2 coll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3 exp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4 underne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5 exceeding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6 carn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7 lea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8 lu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39 neverthe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0 af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1 col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2 sweetm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3 poult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4 th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6 examp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7 comm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8 choo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49 conqu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0 us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1 l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2 tall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3 dista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4 pa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5 si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6 fle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7 mad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8 o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59 dear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0 pract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1 ob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2 mistak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3 che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4 dist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5 marketpla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6 heav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7 lau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8 ski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69 k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0 parch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1 d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2 broom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3 we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4 rap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5 clergy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6 w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7 w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8 haylo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79 earnest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0 farmhou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1 smi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2 l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3 ben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4 ad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5 o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6 ti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7 w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8 head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89 ta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0 o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1 rav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2 contempt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3 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4 kno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5 fat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6 footpl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7 f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8 marguer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899 ad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0 punct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1 pie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2 bra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3 swee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4 rid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5 heath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7 reali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8 fiv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09 tic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0 magni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1 pr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2 footstoo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3 sympa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4 passw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5 smockf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6 thro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7 to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8 na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19 lo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0 res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1 li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2 on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3 corp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4 pla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5 pl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6 scull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7 necessa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8 hee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29 lo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0 star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1 ca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2 sled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3 indi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4 h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5 itali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6 ther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7 inc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8 dro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39 gla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0 snuff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1 beesn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3 twi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4 sup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5 th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6 h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7 hu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8 dayl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49 waterpi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0 war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1 shabb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2 sp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3 pro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4 hom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5 pe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6 badg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7 thie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8 kind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59 lead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0 heal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1 tru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2 lea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3 shr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4 lea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6 avo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7 le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69 sho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0 herself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1 gravep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2 eb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3 fou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4 pass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5 set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6 sauce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7 dry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8 forgi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79 en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0 thre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1 lea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2 forbi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3 halfop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4 hi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5 seas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6 encour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7 tri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8 decl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89 pro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0 wort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1 drif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2 supers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3 r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4 new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5 awkwar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6 h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7 forg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8 nutsh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4999 lin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0 swep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1 d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2 minstr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3 sis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4 actu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5 twitch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6 ca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7 just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8 peaco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09 biscu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0 nonsen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1 lab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2 foret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3 coa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4 rabb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5 sw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6 certain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7 emper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8 dam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19 mothersna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0 magist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1 they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2 desp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3 portra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4 ah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5 enoug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6 tor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7 parnass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8 birdsca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29 squea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0 gua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1 does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2 empt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3 awh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4 lettu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5 brushwoo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6 puss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7 waterf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8 qui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39 play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0 me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1 doubtle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2 kin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3 arri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4 scr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5 nightrav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6 pic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7 mar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8 muse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49 sec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0 watch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1 intelli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2 zizz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3 fick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4 glimm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5 manser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6 bigg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7 drumstic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59 sque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0 appoi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1 crick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2 bu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3 no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4 cockadoodledo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5 chip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6 window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7 gorgeo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8 mutt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69 wei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0 contin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1 glouce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2 washerwom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3 h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4 h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5 whi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6 gra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7 overfl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8 h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79 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0 bu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1 cou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2 hearthru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3 wis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4 yel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5 pudd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6 conta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7 veg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8 wi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89 leathe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0 smoo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1 rubad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2 ro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3 reco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4 cru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5 belov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6 lim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7 wretche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8 glor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099 monu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0 cak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1 otherwi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2 faggo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3 baptis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4 it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5 scare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6 thirte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7 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8 anth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09 ratcat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0 multip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2 singingbir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3 dur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4 bust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5 pi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6 deart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7 balco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8 twi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19 nove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0 in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1 ilsab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2 seash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3 watertu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4 p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5 penn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6 p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7 eri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8 proba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29 pussy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0 sp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1 firstr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2 torc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3 prebe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4 kjog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5 arr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6 stump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7 wand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8 savio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39 bur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0 gossi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1 futu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2 mete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3 odenseau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4 dead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5 behol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6 agi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7 cockcrow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8 dress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49 galla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0 rep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1 sta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2 corso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3 clim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4 draugh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5 clas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6 jun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7 galo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8 stay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59 breadcrum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0 counterpa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1 sta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2 shrank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3 earth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4 gul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5 ve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6 humb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7 vei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8 kne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69 ghos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0 search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1 experi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2 sphin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3 senti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4 tomc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5 unsteadili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6 bak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7 jewe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8 ru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79 sas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0 entrea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1 influenc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2 por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3 writ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4 pupi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5 galatea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6 understand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7 yel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8 consec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89 sinc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0 threecorn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3 turney_rel_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4 turney_rel_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string">
            <text:p><text:s text:c="7"/>5195 turney_rel_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C519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0">20/04/2013</text:date>, <text:time>18:1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9S</meta:editing-duration>
    <meta:editing-cycles>3</meta:editing-cycles>
    <meta:generator>OpenOffice.org/3.4.1$Win32 OpenOffice.org_project/341m1$Build-9593</meta:generator>
    <dc:date>2013-04-20T18:17:15.83</dc:date>
    <meta:document-statistic meta:table-count="3" meta:cell-count="15585" meta:object-count="0"/>
    <meta:user-defined meta:name="Info 1"/>
    <meta:user-defined meta:name="Info 2"/>
    <meta:user-defined meta:name="Info 3"/>
    <meta:user-defined meta:name="Info 4"/>
  </office:meta>
</office:document-meta>
</file>